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 e.g. EnumerateFiles and GetFiles. Read the difference between IEnumerable and array (). Read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5T07:18:54Z</meta:creation-date>
    <dc:date>2020-05-05T07:18:54Z</dc:date>
  </office:meta>
</office:document-meta>
</file>